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Georgia1" svg:font-family="Georgia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Georgia2" svg:font-family="Georgia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 style:writing-mode="lr-tb"/>
    </style:style>
    <style:style style:name="Table1.A" style:family="table-column">
      <style:table-column-properties style:column-width="2.9993in"/>
    </style:style>
    <style:style style:name="Table1.B" style:family="table-column">
      <style:table-column-properties style:column-width="3.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e293b" fo:padding-left="0.0833in" fo:padding-right="0.0833in" fo:padding-top="0.0556in" fo:padding-bottom="0.0556in" fo:border="0.1pt solid #cbd5e1">
        <style:background-image/>
      </style:table-cell-properties>
    </style:style>
    <style:style style:name="Table1.A2" style:family="table-cell">
      <style:table-cell-properties fo:padding-left="0.0833in" fo:padding-right="0.0833in" fo:padding-top="0.0556in" fo:padding-bottom="0.0556in" fo:border="0.1pt solid #cbd5e1"/>
    </style:style>
    <style:style style:name="Table1.B2" style:family="table-cell">
      <style:table-cell-properties fo:padding-left="0.0833in" fo:padding-right="0.0833in" fo:padding-top="0.0556in" fo:padding-bottom="0.0556in" fo:border="0.1pt solid #cbd5e1"/>
    </style:style>
    <style:style style:name="Table1.A3" style:family="table-cell">
      <style:table-cell-properties fo:padding-left="0.0833in" fo:padding-right="0.0833in" fo:padding-top="0.0556in" fo:padding-bottom="0.0556in" fo:border="0.1pt solid #cbd5e1"/>
    </style:style>
    <style:style style:name="Table1.B3" style:family="table-cell">
      <style:table-cell-properties fo:padding-left="0.0833in" fo:padding-right="0.0833in" fo:padding-top="0.0556in" fo:padding-bottom="0.0556in" fo:border="0.1pt solid #cbd5e1"/>
    </style:style>
    <style:style style:name="Table1.A4" style:family="table-cell">
      <style:table-cell-properties fo:padding-left="0.0833in" fo:padding-right="0.0833in" fo:padding-top="0.0556in" fo:padding-bottom="0.0556in" fo:border="0.1pt solid #cbd5e1"/>
    </style:style>
    <style:style style:name="Table1.B4" style:family="table-cell">
      <style:table-cell-properties fo:padding-left="0.0833in" fo:padding-right="0.0833in" fo:padding-top="0.0556in" fo:padding-bottom="0.0556in" fo:border="0.1pt solid #cbd5e1"/>
    </style:style>
    <style:style style:name="Table1.A5" style:family="table-cell">
      <style:table-cell-properties fo:padding-left="0.0833in" fo:padding-right="0.0833in" fo:padding-top="0.0556in" fo:padding-bottom="0.0556in" fo:border="0.1pt solid #cbd5e1"/>
    </style:style>
    <style:style style:name="Table1.B5" style:family="table-cell">
      <style:table-cell-properties fo:padding-left="0.0833in" fo:padding-right="0.0833in" fo:padding-top="0.0556in" fo:padding-bottom="0.0556in" fo:border="0.1pt solid #cbd5e1"/>
    </style:style>
    <style:style style:name="Table1.A6" style:family="table-cell">
      <style:table-cell-properties fo:padding-left="0.0833in" fo:padding-right="0.0833in" fo:padding-top="0.0556in" fo:padding-bottom="0.0556in" fo:border="0.1pt solid #cbd5e1"/>
    </style:style>
    <style:style style:name="Table1.B6" style:family="table-cell">
      <style:table-cell-properties fo:padding-left="0.0833in" fo:padding-right="0.0833in" fo:padding-top="0.0556in" fo:padding-bottom="0.0556in" fo:border="0.1pt solid #cbd5e1"/>
    </style:style>
    <style:style style:name="Table1.A7" style:family="table-cell">
      <style:table-cell-properties fo:padding-left="0.0833in" fo:padding-right="0.0833in" fo:padding-top="0.0556in" fo:padding-bottom="0.0556in" fo:border="0.1pt solid #cbd5e1"/>
    </style:style>
    <style:style style:name="Table1.B7" style:family="table-cell">
      <style:table-cell-properties fo:padding-left="0.0833in" fo:padding-right="0.0833in" fo:padding-top="0.0556in" fo:padding-bottom="0.0556in" fo:border="0.1pt solid #cbd5e1"/>
    </style:style>
    <style:style style:name="Table2" style:family="table">
      <style:table-properties style:width="6.5in" fo:margin-left="0in" fo:margin-top="0in" fo:margin-bottom="0in" table:align="left" style:writing-mode="lr-tb"/>
    </style:style>
    <style:style style:name="Table2.A" style:family="table-column">
      <style:table-column-properties style:column-width="1.9444in"/>
    </style:style>
    <style:style style:name="Table2.B" style:family="table-column">
      <style:table-column-properties style:column-width="2.0833in"/>
    </style:style>
    <style:style style:name="Table2.C" style:family="table-column">
      <style:table-column-properties style:column-width="2.472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e293b" fo:padding-left="0.0833in" fo:padding-right="0.0833in" fo:padding-top="0.0556in" fo:padding-bottom="0.0556in" fo:border="0.1pt solid #cbd5e1">
        <style:background-image/>
      </style:table-cell-properties>
    </style:style>
    <style:style style:name="Table2.A2" style:family="table-cell">
      <style:table-cell-properties fo:padding-left="0.0833in" fo:padding-right="0.0833in" fo:padding-top="0.0556in" fo:padding-bottom="0.0556in" fo:border="0.1pt solid #cbd5e1"/>
    </style:style>
    <style:style style:name="Table2.B2" style:family="table-cell">
      <style:table-cell-properties fo:padding-left="0.0833in" fo:padding-right="0.0833in" fo:padding-top="0.0556in" fo:padding-bottom="0.0556in" fo:border="0.1pt solid #cbd5e1"/>
    </style:style>
    <style:style style:name="Table2.C2" style:family="table-cell">
      <style:table-cell-properties fo:padding-left="0.0833in" fo:padding-right="0.0833in" fo:padding-top="0.0556in" fo:padding-bottom="0.0556in" fo:border="0.1pt solid #cbd5e1"/>
    </style:style>
    <style:style style:name="Table2.A3" style:family="table-cell">
      <style:table-cell-properties fo:padding-left="0.0833in" fo:padding-right="0.0833in" fo:padding-top="0.0556in" fo:padding-bottom="0.0556in" fo:border="0.1pt solid #cbd5e1"/>
    </style:style>
    <style:style style:name="Table2.B3" style:family="table-cell">
      <style:table-cell-properties fo:padding-left="0.0833in" fo:padding-right="0.0833in" fo:padding-top="0.0556in" fo:padding-bottom="0.0556in" fo:border="0.1pt solid #cbd5e1"/>
    </style:style>
    <style:style style:name="Table2.C3" style:family="table-cell">
      <style:table-cell-properties fo:padding-left="0.0833in" fo:padding-right="0.0833in" fo:padding-top="0.0556in" fo:padding-bottom="0.0556in" fo:border="0.1pt solid #cbd5e1"/>
    </style:style>
    <style:style style:name="Table2.A4" style:family="table-cell">
      <style:table-cell-properties fo:padding-left="0.0833in" fo:padding-right="0.0833in" fo:padding-top="0.0556in" fo:padding-bottom="0.0556in" fo:border="0.1pt solid #cbd5e1"/>
    </style:style>
    <style:style style:name="Table2.B4" style:family="table-cell">
      <style:table-cell-properties fo:padding-left="0.0833in" fo:padding-right="0.0833in" fo:padding-top="0.0556in" fo:padding-bottom="0.0556in" fo:border="0.1pt solid #cbd5e1"/>
    </style:style>
    <style:style style:name="Table2.C4" style:family="table-cell">
      <style:table-cell-properties fo:padding-left="0.0833in" fo:padding-right="0.0833in" fo:padding-top="0.0556in" fo:padding-bottom="0.0556in" fo:border="0.1pt solid #cbd5e1"/>
    </style:style>
    <style:style style:name="Table2.A5" style:family="table-cell">
      <style:table-cell-properties fo:padding-left="0.0833in" fo:padding-right="0.0833in" fo:padding-top="0.0556in" fo:padding-bottom="0.0556in" fo:border="0.1pt solid #cbd5e1"/>
    </style:style>
    <style:style style:name="Table2.B5" style:family="table-cell">
      <style:table-cell-properties fo:padding-left="0.0833in" fo:padding-right="0.0833in" fo:padding-top="0.0556in" fo:padding-bottom="0.0556in" fo:border="0.1pt solid #cbd5e1"/>
    </style:style>
    <style:style style:name="Table2.C5" style:family="table-cell">
      <style:table-cell-properties fo:padding-left="0.0833in" fo:padding-right="0.0833in" fo:padding-top="0.0556in" fo:padding-bottom="0.0556in" fo:border="0.1pt solid #cbd5e1"/>
    </style:style>
    <style:style style:name="Table2.A6" style:family="table-cell">
      <style:table-cell-properties fo:padding-left="0.0833in" fo:padding-right="0.0833in" fo:padding-top="0.0556in" fo:padding-bottom="0.0556in" fo:border="0.1pt solid #cbd5e1"/>
    </style:style>
    <style:style style:name="Table2.B6" style:family="table-cell">
      <style:table-cell-properties fo:padding-left="0.0833in" fo:padding-right="0.0833in" fo:padding-top="0.0556in" fo:padding-bottom="0.0556in" fo:border="0.1pt solid #cbd5e1"/>
    </style:style>
    <style:style style:name="Table2.C6" style:family="table-cell">
      <style:table-cell-properties fo:padding-left="0.0833in" fo:padding-right="0.0833in" fo:padding-top="0.0556in" fo:padding-bottom="0.0556in" fo:border="0.1pt solid #cbd5e1"/>
    </style:style>
    <style:style style:name="P1" style:family="paragraph" style:parent-style-name="Heading_20_1">
      <style:paragraph-properties fo:margin-top="0.25in" fo:margin-bottom="0.111in" loext:contextual-spacing="false"/>
    </style:style>
    <style:style style:name="P2" style:family="paragraph" style:parent-style-name="Heading_20_2">
      <style:paragraph-properties fo:margin-top="0.1945in" fo:margin-bottom="0.0835in" loext:contextual-spacing="false" fo:padding-left="0in" fo:padding-right="0in" fo:padding-top="0in" fo:padding-bottom="0.0555in" fo:border-left="none" fo:border-right="none" fo:border-top="none" fo:border-bottom="0.51pt solid #0891b2"/>
    </style:style>
    <style:style style:name="P3" style:family="paragraph" style:parent-style-name="Heading_20_3">
      <style:paragraph-properties fo:margin-top="0.139in" fo:margin-bottom="0.0555in" loext:contextual-spacing="false"/>
    </style:style>
    <style:style style:name="P4" style:family="paragraph" style:parent-style-name="List_20_Paragraph" style:list-style-name="WWNum2">
      <style:paragraph-properties fo:margin-top="0.028in" fo:margin-bottom="0.0417in" loext:contextual-spacing="false"/>
    </style:style>
    <style:style style:name="P5" style:family="paragraph" style:parent-style-name="Standard" style:master-page-name="Standard">
      <style:paragraph-properties fo:margin-top="0.5in" fo:margin-bottom="0.0835in" loext:contextual-spacing="false" fo:text-align="center" style:justify-single-word="false" style:page-number="auto"/>
    </style:style>
    <style:style style:name="P6" style:family="paragraph" style:parent-style-name="Standard">
      <style:paragraph-properties fo:margin-top="0in" fo:margin-bottom="0.0555in" loext:contextual-spacing="false"/>
    </style:style>
    <style:style style:name="P7" style:family="paragraph" style:parent-style-name="Standard">
      <style:paragraph-properties fo:margin-top="0in" fo:margin-bottom="0.0555in" loext:contextual-spacing="false" fo:text-align="center" style:justify-single-word="false"/>
    </style:style>
    <style:style style:name="P8" style:family="paragraph" style:parent-style-name="Standard">
      <style:paragraph-properties fo:margin-top="0.0555in" fo:margin-bottom="0.4165in" loext:contextual-spacing="false" fo:text-align="center" style:justify-single-word="false" fo:padding-left="0in" fo:padding-right="0in" fo:padding-top="0in" fo:padding-bottom="0.111in" fo:border-left="none" fo:border-right="none" fo:border-top="none" fo:border-bottom="0.74pt solid #0891b2"/>
    </style:style>
    <style:style style:name="P9" style:family="paragraph" style:parent-style-name="Standard">
      <style:paragraph-properties fo:margin-top="0.0417in" fo:margin-bottom="0.0693in" loext:contextual-spacing="false"/>
    </style:style>
    <style:style style:name="P10" style:family="paragraph" style:parent-style-name="Standard">
      <style:paragraph-properties fo:margin-top="0in" fo:margin-bottom="0.111in" loext:contextual-spacing="false"/>
    </style:style>
    <style:style style:name="P11" style:family="paragraph" style:parent-style-name="Standard">
      <loext:graphic-properties draw:fill="solid" draw:fill-color="#f1f5f9"/>
      <style:paragraph-properties fo:margin-left="0.25in" fo:margin-right="0.25in" fo:margin-top="0.0835in" fo:margin-bottom="0in" loext:contextual-spacing="false" fo:text-indent="0in" style:auto-text-indent="false" fo:background-color="#f1f5f9"/>
    </style:style>
    <style:style style:name="P12" style:family="paragraph" style:parent-style-name="Standard">
      <loext:graphic-properties draw:fill="solid" draw:fill-color="#f1f5f9"/>
      <style:paragraph-properties fo:margin-left="0.25in" fo:margin-right="0.25in" fo:margin-top="0in" fo:margin-bottom="0.0835in" loext:contextual-spacing="false" fo:text-indent="0in" style:auto-text-indent="false" fo:background-color="#f1f5f9"/>
    </style:style>
    <style:style style:name="P13" style:family="paragraph" style:parent-style-name="Standard">
      <loext:graphic-properties draw:fill="solid" draw:fill-color="#f0f9ff"/>
      <style:paragraph-properties fo:margin-left="0.25in" fo:margin-right="0.25in" fo:margin-top="0.111in" fo:margin-bottom="0in" loext:contextual-spacing="false" fo:text-indent="0in" style:auto-text-indent="false" fo:background-color="#f0f9ff"/>
    </style:style>
    <style:style style:name="P14" style:family="paragraph" style:parent-style-name="Standard">
      <loext:graphic-properties draw:fill="solid" draw:fill-color="#f0f9ff"/>
      <style:paragraph-properties fo:margin-left="0.25in" fo:margin-right="0.25in" fo:margin-top="0in" fo:margin-bottom="0in" loext:contextual-spacing="false" fo:text-indent="0in" style:auto-text-indent="false" fo:background-color="#f0f9ff"/>
    </style:style>
    <style:style style:name="P15" style:family="paragraph" style:parent-style-name="Standard">
      <loext:graphic-properties draw:fill="solid" draw:fill-color="#f0f9ff"/>
      <style:paragraph-properties fo:margin-left="0.25in" fo:margin-right="0.25in" fo:margin-top="0.0417in" fo:margin-bottom="0in" loext:contextual-spacing="false" fo:text-indent="0in" style:auto-text-indent="false" fo:background-color="#f0f9ff"/>
    </style:style>
    <style:style style:name="P16" style:family="paragraph" style:parent-style-name="Standard">
      <loext:graphic-properties draw:fill="solid" draw:fill-color="#f0f9ff"/>
      <style:paragraph-properties fo:margin-left="0.25in" fo:margin-right="0.25in" fo:margin-top="0.0417in" fo:margin-bottom="0.111in" loext:contextual-spacing="false" fo:text-indent="0in" style:auto-text-indent="false" fo:background-color="#f0f9ff"/>
    </style:style>
    <style:style style:name="P17" style:family="paragraph" style:parent-style-name="Standard">
      <loext:graphic-properties draw:fill="solid" draw:fill-color="#f1f5f9"/>
      <style:paragraph-properties fo:margin-left="0.3335in" fo:margin-right="0.25in" fo:margin-top="0in" fo:margin-bottom="0in" loext:contextual-spacing="false" fo:text-indent="0in" style:auto-text-indent="false" fo:background-color="#f1f5f9"/>
    </style:style>
    <style:style style:name="P18" style:family="paragraph" style:parent-style-name="Standard">
      <style:paragraph-properties fo:margin-top="0in" fo:margin-bottom="0.1665in" loext:contextual-spacing="false"/>
    </style:style>
    <style:style style:name="P19" style:family="paragraph" style:parent-style-name="Standard">
      <style:paragraph-properties fo:margin-top="0.1665in" fo:margin-bottom="0in" loext:contextual-spacing="false" fo:text-align="center" style:justify-single-word="false" fo:padding-left="0in" fo:padding-right="0in" fo:padding-top="0.111in" fo:padding-bottom="0in" fo:border-left="none" fo:border-right="none" fo:border-top="0.51pt solid #0891b2" fo:border-bottom="none"/>
    </style:style>
    <style:style style:name="T1" style:family="text">
      <style:text-properties fo:color="#1e293b" style:font-name="Georgia" fo:font-size="26pt" fo:font-weight="bold" style:font-name-asian="Georgia2" style:font-size-asian="26pt" style:font-weight-asian="bold" style:font-name-complex="Georgia2" style:font-size-complex="26pt" style:font-weight-complex="bold"/>
    </style:style>
    <style:style style:name="T2" style:family="text">
      <style:text-properties fo:color="#1e293b" style:font-name="Georgia" fo:font-size="18pt" fo:font-weight="bold" style:font-name-asian="Georgia2" style:font-size-asian="18pt" style:font-weight-asian="bold" style:font-name-complex="Georgia2" style:font-size-complex="18pt" style:font-weight-complex="bold"/>
    </style:style>
    <style:style style:name="T3" style:family="text">
      <style:text-properties fo:color="#1e293b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4" style:family="text">
      <style:text-properties fo:color="#1e293b"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5" style:family="text">
      <style:text-properties fo:color="#1e293b" style:font-name="Arial" fo:font-size="10pt" fo:font-style="italic" style:font-name-asian="Arial2" style:font-size-asian="10pt" style:font-style-asian="italic" style:font-name-complex="Arial2" style:font-size-complex="10pt" style:font-style-complex="italic"/>
    </style:style>
    <style:style style:name="T6" style:family="text">
      <style:text-properties fo:color="#0891b2" style:font-name="Georgia" fo:font-size="15pt" fo:font-style="italic" style:font-name-asian="Georgia2" style:font-size-asian="15pt" style:font-style-asian="italic" style:font-name-complex="Georgia2" style:font-size-complex="15pt" style:font-style-complex="italic"/>
    </style:style>
    <style:style style:name="T7" style:family="text">
      <style:text-properties fo:color="#0891b2" style:font-name="Georgia" fo:font-size="14pt" fo:font-weight="bold" style:font-name-asian="Georgia2" style:font-size-asian="14pt" style:font-weight-asian="bold" style:font-name-complex="Georgia2" style:font-size-complex="14pt" style:font-weight-complex="bold"/>
    </style:style>
    <style:style style:name="T8" style:family="text">
      <style:text-properties fo:color="#0891b2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9" style:family="text">
      <style:text-properties fo:color="#94a3b8" style:font-name="Arial" fo:font-size="10pt" style:font-name-asian="Arial2" style:font-size-asian="10pt" style:font-name-complex="Arial2" style:font-size-complex="10pt"/>
    </style:style>
    <style:style style:name="T10" style:family="text">
      <style:text-properties fo:color="#94a3b8" style:font-name="Arial" fo:font-size="11pt" fo:font-style="italic" style:font-name-asian="Arial2" style:font-size-asian="11pt" style:font-style-asian="italic" style:font-name-complex="Arial2" style:font-size-complex="11pt" style:font-style-complex="italic"/>
    </style:style>
    <style:style style:name="T11" style:family="text">
      <style:text-properties fo:color="#94a3b8" style:font-name="Arial" fo:font-size="9pt" style:font-name-asian="Arial2" style:font-size-asian="9pt" style:font-name-complex="Arial2" style:font-size-complex="9pt"/>
    </style:style>
    <style:style style:name="T12" style:family="text">
      <style:text-properties fo:color="#475569" style:font-name="Arial" fo:font-size="11pt" style:font-name-asian="Arial2" style:font-size-asian="11pt" style:font-name-complex="Arial2" style:font-size-complex="11pt"/>
    </style:style>
    <style:style style:name="T13" style:family="text">
      <style:text-properties fo:color="#475569" style:font-name="Arial" fo:font-size="10pt" style:font-name-asian="Arial2" style:font-size-asian="10pt" style:font-name-complex="Arial2" style:font-size-complex="10pt"/>
    </style:style>
    <style:style style:name="T14" style:family="text">
      <style:text-properties fo:color="#475569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15" style:family="text">
      <style:text-properties fo:color="#0f172a" style:font-name="Courier New" fo:font-size="9.5pt" style:font-name-asian="Courier New1" style:font-size-asian="9.5pt" style:font-name-complex="Courier New1" style:font-size-complex="9.5pt"/>
    </style:style>
    <style:style style:name="T16" style:family="text">
      <style:text-properties fo:color="#ffffff" style:font-name="Arial" fo:font-size="10pt" fo:font-weight="bold" style:font-name-asian="Arial2" style:font-size-asian="10pt" style:font-weight-asian="bold" style:font-name-complex="Arial2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/></text:p>
      <text:p text:style-name="P7"><text:span text:style-name="T6">Building a Beginner's Toolkit for React + TailwindCSS</text:span></text:p>
      <text:p text:style-name="P8"><text:span text:style-name="T9"/></text:p>
      <text:h text:style-name="P1" text:outline-level="1"><text:span text:style-name="T2">1. Title &amp; Objective</text:span></text:h>
      <text:p text:style-name="P9"><text:span text:style-name="T3"><text:s/>React 18 + TailwindCSS v3 (via Vite)</text:span></text:p>
      <text:p text:style-name="P6"/>
      <text:p text:style-name="P9"><text:span text:style-name="T3">Why I chose it:</text:span></text:p>
      <text:p text:style-name="P9"><text:span text:style-name="T12">React is the world's most widely used JavaScript UI library, and TailwindCSS has rapidly become the go-to styling approach in modern frontend development. Together, they power production apps at companies like GitHub, Vercel, and Shopify.</text:span></text:p>
      <text:p text:style-name="P6"/>
      <text:p text:style-name="P9"><text:span text:style-name="T3">End Goal:</text:span></text:p>
      <text:p text:style-name="P9"><text:span text:style-name="T12">Render a fully styled, responsive developer profile card component — demonstrating real Tailwind utilities including flexbox layout, gradients, hover transitions, and responsive spacing — all without writing a single line of custom CSS.</text:span></text:p>
      <text:p text:style-name="P10"/>
      <text:h text:style-name="P1" text:outline-level="1"><text:span text:style-name="T2">2. Quick Summary of the Technology</text:span></text:h>
      <text:h text:style-name="P2" text:outline-level="2"><text:span text:style-name="T7">What is React?</text:span></text:h>
      <text:p text:style-name="P9"><text:span text:style-name="T12">React is a JavaScript library for building user interfaces using reusable components. Developed by Meta (Facebook), it uses a virtual DOM and a declarative model: you describe what the UI should look like, and React handles how to update the browser efficiently.</text:span></text:p>
      <text:list xml:id="list1496596772" text:style-name="WWNum2">
        <text:list-item text:start-value="1">
          <text:p text:style-name="P4"><text:span text:style-name="T12">Where it's used: Web apps, dashboards, SPAs (Single Page Applications), React Native for mobile.</text:span></text:p>
        </text:list-item>
        <text:list-item>
          <text:p text:style-name="P4"><text:span text:style-name="T12">Real-world example: The GitHub Issues page is built with React — each issue card, label, and filter is a component.</text:span></text:p>
        </text:list-item>
      </text:list>
      <text:p text:style-name="P6"/>
      <text:h text:style-name="P2" text:outline-level="2"><text:span text:style-name="T7">What is TailwindCSS?</text:span></text:h>
      <text:p text:style-name="P9"><text:span text:style-name="T12">TailwindCSS is a utility-first CSS framework. Instead of writing named CSS classes like .card { padding: 16px; }, you apply small utility classes directly in your HTML/JSX:</text:span></text:p>
      <text:p text:style-name="P11"/>
      <text:p text:style-name="P17"><text:span text:style-name="T15">className="p-4 bg-white rounded-lg shadow-md"</text:span></text:p>
      <text:p text:style-name="P12"/>
      <text:list xml:id="list1047292868745" text:continue-numbering="true" text:style-name="WWNum2">
        <text:list-item>
          <text:p text:style-name="P4"><text:soft-page-break/><text:span text:style-name="T12">Where it's used: Anywhere CSS is used — web, email templates, UI component libraries.</text:span></text:p>
        </text:list-item>
        <text:list-item>
          <text:p text:style-name="P4"><text:span text:style-name="T12">Real-world example: The Vercel dashboard, Linear.app, and Loom all use TailwindCSS for their UIs.</text:span></text:p>
        </text:list-item>
      </text:list>
      <text:p text:style-name="P10"/>
      <text:h text:style-name="P1" text:outline-level="1"><text:span text:style-name="T2">3. System Requirements</text:span></text:h>
      <text:p text:style-name="P6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Standard"><text:span text:style-name="T16">Requirement</text:span></text:p>
            </table:table-cell>
            <table:table-cell table:style-name="Table1.A1" office:value-type="string">
              <text:p text:style-name="Standard"><text:span text:style-name="T16">Version / Notes</text:span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Standard"><text:span text:style-name="T13">OS</text:span></text:p>
          </table:table-cell>
          <table:table-cell table:style-name="Table1.B2" office:value-type="string">
            <text:p text:style-name="Standard"><text:span text:style-name="T13">Windows 10+, macOS 12+, Ubuntu 20.04+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13">Node.js</text:span></text:p>
          </table:table-cell>
          <table:table-cell table:style-name="Table1.B3" office:value-type="string">
            <text:p text:style-name="Standard"><text:span text:style-name="T13">v18.0+ (LTS recommended)</text:span>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13">npm</text:span></text:p>
          </table:table-cell>
          <table:table-cell table:style-name="Table1.B4" office:value-type="string">
            <text:p text:style-name="Standard"><text:span text:style-name="T13">v9.0+ (bundled with Node)</text:span></text:p>
          </table:table-cell>
        </table:table-row>
        <table:table-row table:style-name="Table1.1">
          <table:table-cell table:style-name="Table1.A5" office:value-type="string">
            <text:p text:style-name="Standard"><text:span text:style-name="T13">Editor</text:span></text:p>
          </table:table-cell>
          <table:table-cell table:style-name="Table1.B5" office:value-type="string">
            <text:p text:style-name="Standard"><text:span text:style-name="T13">VS Code (strongly recommended)</text:span>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13">VS Code Extension</text:span></text:p>
          </table:table-cell>
          <table:table-cell table:style-name="Table1.B6" office:value-type="string">
            <text:p text:style-name="Standard"><text:span text:style-name="T13">Tailwind CSS IntelliSense by Brad Cornes</text:span></text:p>
          </table:table-cell>
        </table:table-row>
        <table:table-row table:style-name="Table1.1">
          <table:table-cell table:style-name="Table1.A7" office:value-type="string">
            <text:p text:style-name="Standard"><text:span text:style-name="T13">Browser</text:span></text:p>
          </table:table-cell>
          <table:table-cell table:style-name="Table1.B7" office:value-type="string">
            <text:p text:style-name="Standard"><text:span text:style-name="T13">Chrome or Firefox (DevTools support)</text:span></text:p>
          </table:table-cell>
        </table:table-row>
      </table:table>
      <text:p text:style-name="P6"/>
      <text:p text:style-name="P9"><text:span text:style-name="T12">Verify your setup by running:</text:span></text:p>
      <text:p text:style-name="P11"/>
      <text:p text:style-name="P17"><text:span text:style-name="T15">node -v <text:s text:c="3"/># Should output v18.x.x or higher</text:span></text:p>
      <text:p text:style-name="P17"><text:span text:style-name="T15">npm -v <text:s text:c="4"/># Should output 9.x.x or higher</text:span></text:p>
      <text:p text:style-name="P12"/>
      <text:p text:style-name="P9"><text:span text:style-name="T12">If Node is not installed, download it from nodejs.org (choose the LTS version).</text:span></text:p>
      <text:p text:style-name="P10"/>
      <text:h text:style-name="P1" text:outline-level="1"><text:span text:style-name="T2">4. Installation &amp; Setup Instructions</text:span></text:h>
      <text:h text:style-name="P3" text:outline-level="3"><text:span text:style-name="T4">Step 1 — Scaffold a new React project with Vite</text:span></text:h>
      <text:p text:style-name="P11"/>
      <text:p text:style-name="P17"><text:span text:style-name="T15">npm create vite@latest my-tailwind-app -- --template react</text:span></text:p>
      <text:p text:style-name="P17"><text:span text:style-name="T15">cd my-tailwind-app</text:span></text:p>
      <text:p text:style-name="P12"/>
      <text:p text:style-name="P9"><text:span text:style-name="T10">What is Vite? Vite is a lightning-fast build tool for React. It replaces the older create-react-app and is now the recommended way to start React projects.</text:span></text:p>
      <text:p text:style-name="P6"/>
      <text:h text:style-name="P3" text:outline-level="3"><text:span text:style-name="T4">Step 2 — Install TailwindCSS and its peer dependencies</text:span></text:h>
      <text:p text:style-name="P11"/>
      <text:p text:style-name="P17"><text:span text:style-name="T15">npm install -D tailwindcss postcss autoprefixer</text:span></text:p>
      <text:p text:style-name="P17"><text:span text:style-name="T15">npx tailwindcss init -p</text:span></text:p>
      <text:p text:style-name="P12"/>
      <text:p text:style-name="P9"><text:soft-page-break/><text:span text:style-name="T12">This creates two config files: tailwind.config.js and postcss.config.js.</text:span></text:p>
      <text:p text:style-name="P6"/>
      <text:h text:style-name="P3" text:outline-level="3"><text:span text:style-name="T4">Step 3 — Configure Tailwind's content paths</text:span></text:h>
      <text:p text:style-name="P9"><text:span text:style-name="T12">Open tailwind.config.js and update the content array. This step is critical — it tells Tailwind which files to scan for class names:</text:span></text:p>
      <text:p text:style-name="P11"/>
      <text:p text:style-name="P17"><text:span text:style-name="T15">// tailwind.config.js</text:span></text:p>
      <text:p text:style-name="P17"><text:span text:style-name="T15">export default {</text:span></text:p>
      <text:p text:style-name="P17"><text:span text:style-name="T15"><text:s text:c="2"/>content: [</text:span></text:p>
      <text:p text:style-name="P17"><text:span text:style-name="T15"><text:s text:c="4"/>"./index.html",</text:span></text:p>
      <text:p text:style-name="P17"><text:span text:style-name="T15"><text:s text:c="4"/>"./src/**/*.{js,ts,jsx,tsx}", <text:s/>// scans all your component files</text:span></text:p>
      <text:p text:style-name="P17"><text:span text:style-name="T15"><text:s text:c="2"/>],</text:span></text:p>
      <text:p text:style-name="P17"><text:span text:style-name="T15"><text:s text:c="2"/>theme: { extend: {} },</text:span></text:p>
      <text:p text:style-name="P17"><text:span text:style-name="T15"><text:s text:c="2"/>plugins: [],</text:span></text:p>
      <text:p text:style-name="P17"><text:span text:style-name="T15">};</text:span></text:p>
      <text:p text:style-name="P12"/>
      <text:p text:style-name="P6"/>
      <text:h text:style-name="P3" text:outline-level="3"><text:span text:style-name="T4">Step 4 — Add Tailwind directives to CSS</text:span></text:h>
      <text:p text:style-name="P9"><text:span text:style-name="T12">Open src/index.css and replace its contents with:</text:span></text:p>
      <text:p text:style-name="P11"/>
      <text:p text:style-name="P17"><text:span text:style-name="T15">@tailwind base;</text:span></text:p>
      <text:p text:style-name="P17"><text:span text:style-name="T15">@tailwind components;</text:span></text:p>
      <text:p text:style-name="P17"><text:span text:style-name="T15">@tailwind utilities;</text:span></text:p>
      <text:p text:style-name="P12"/>
      <text:p text:style-name="P9"><text:span text:style-name="T10">Why these three lines? They inject Tailwind's reset styles, component patterns, and the full utility library into your CSS bundle.</text:span></text:p>
      <text:p text:style-name="P6"/>
      <text:h text:style-name="P3" text:outline-level="3"><text:span text:style-name="T4">Step 5 — Run the dev server</text:span></text:h>
      <text:p text:style-name="P11"/>
      <text:p text:style-name="P17"><text:span text:style-name="T15">npm install</text:span></text:p>
      <text:p text:style-name="P17"><text:span text:style-name="T15">npm run dev</text:span></text:p>
      <text:p text:style-name="P12"/>
      <text:p text:style-name="P9"><text:span text:style-name="T12">Visit http://localhost:5173 in your browser.</text:span></text:p>
      <text:p text:style-name="P10"/>
      <text:h text:style-name="P1" text:outline-level="1"><text:span text:style-name="T2">5. Minimal Working Example</text:span></text:h>
      <text:p text:style-name="P9"><text:span text:style-name="T12"/></text:p>
      <text:h text:style-name="P3" text:outline-level="3"><text:span text:style-name="T4">ProfileCard.jsx</text:span></text:h>
      <text:p text:style-name="P11"/>
      <text:p text:style-name="P17"><text:span text:style-name="T15">export default function ProfileCard({ name, role, bio, avatarInitials, stats }) {</text:span></text:p>
      <text:p text:style-name="P17"><text:span text:style-name="T15"><text:s text:c="2"/>return (</text:span></text:p>
      <text:p text:style-name="P17"><text:span text:style-name="T15"><text:s text:c="4"/>&lt;div className="bg-white rounded-2xl shadow-xl overflow-hidden</text:span></text:p>
      <text:p text:style-name="P17"><text:soft-page-break/><text:span text:style-name="T15"><text:s text:c="20"/>hover:shadow-2xl transition-shadow duration-300"&gt;</text:span></text:p>
      <text:p text:style-name="P17"><text:span text:style-name="T15"><text:s text:c="6"/>&lt;div className="h-24 bg-gradient-to-r from-cyan-400 to-blue-500" /&gt;</text:span></text:p>
      <text:p text:style-name="P17"><text:span text:style-name="T15"><text:s text:c="6"/>&lt;div className="px-6 pb-6"&gt;</text:span></text:p>
      <text:p text:style-name="P17"><text:span text:style-name="T15"><text:s text:c="8"/>&lt;div className="flex justify-between items-end -mt-10 mb-4"&gt;</text:span></text:p>
      <text:p text:style-name="P17"><text:span text:style-name="T15"><text:s text:c="10"/>&lt;div className="w-20 h-20 rounded-full bg-slate-800 border-4</text:span></text:p>
      <text:p text:style-name="P17"><text:span text:style-name="T15"><text:s text:c="26"/>border-white flex items-center justify-center"&gt;</text:span></text:p>
      <text:p text:style-name="P17"><text:span text:style-name="T15"><text:s text:c="12"/>&lt;span className="text-white font-bold text-xl"&gt;{avatarInitials}&lt;/span&gt;</text:span></text:p>
      <text:p text:style-name="P17"><text:span text:style-name="T15"><text:s text:c="10"/>&lt;/div&gt;</text:span></text:p>
      <text:p text:style-name="P17"><text:span text:style-name="T15"><text:s text:c="10"/>&lt;button className="bg-cyan-500 hover:bg-cyan-600 text-white text-sm</text:span></text:p>
      <text:p text:style-name="P17"><text:span text:style-name="T15"><text:s text:c="29"/>font-semibold px-4 py-2 rounded-full"&gt;Follow&lt;/button&gt;</text:span></text:p>
      <text:p text:style-name="P17"><text:span text:style-name="T15"><text:s text:c="8"/>&lt;/div&gt;</text:span></text:p>
      <text:p text:style-name="P17"><text:span text:style-name="T15"><text:s text:c="8"/>&lt;h2 className="text-xl font-bold text-slate-800"&gt;{name}&lt;/h2&gt;</text:span></text:p>
      <text:p text:style-name="P17"><text:span text:style-name="T15"><text:s text:c="8"/>&lt;p className="text-cyan-600 text-sm font-medium mb-3"&gt;{role}&lt;/p&gt;</text:span></text:p>
      <text:p text:style-name="P17"><text:span text:style-name="T15"><text:s text:c="8"/>&lt;p className="text-slate-500 text-sm leading-relaxed mb-5"&gt;{bio}&lt;/p&gt;</text:span></text:p>
      <text:p text:style-name="P17"><text:span text:style-name="T15"><text:s text:c="6"/>&lt;/div&gt;</text:span></text:p>
      <text:p text:style-name="P17"><text:span text:style-name="T15"><text:s text:c="4"/>&lt;/div&gt;</text:span></text:p>
      <text:p text:style-name="P17"><text:span text:style-name="T15"><text:s text:c="2"/>);</text:span></text:p>
      <text:p text:style-name="P17"><text:span text:style-name="T15">}</text:span></text:p>
      <text:p text:style-name="P12"/>
      <text:h text:style-name="P3" text:outline-level="3"><text:span text:style-name="T4">Expected Output</text:span></text:h>
      <text:p text:style-name="P9"><text:span text:style-name="T12">A centered white card on a dark slate background featuring: a cyan-to-blue gradient banner, a dark circular avatar with initials, name/role/bio text, a stats row, and a cyan Follow button that darkens on hover.</text:span></text:p>
      <text:p text:style-name="P10"/>
      <text:h text:style-name="P1" text:outline-level="1"><text:span text:style-name="T2">6. AI Prompt Journal</text:span></text:h>
      <text:p text:style-name="P9"><text:span text:style-name="T12"/></text:p>
      <text:p text:style-name="P6"/>
      <text:p text:style-name="P13"><text:span text:style-name="T8"><text:s text:c="2"/>Prompt 1</text:span></text:p>
      <text:p text:style-name="P14"><text:span text:style-name="T5"><text:s text:c="2"/>Prompt: "Give me a step-by-step guide to initialize TailwindCSS in a React app using Vite. Include every config file I need to touch."</text:span></text:p>
      <text:p text:style-name="P15"><text:span text:style-name="T13"><text:s text:c="2"/>AI Response: Provided the complete 5-step flow and flagged that forgetting the content paths is the #1 beginner mistake.</text:span></text:p>
      <text:p text:style-name="P16"><text:span text:style-name="T14"><text:s text:c="2"/>Evaluation: Very helpful — the AI correctly identified the most common pitfall upfront, saving debugging time.</text:span></text:p>
      <text:p text:style-name="P13"><text:span text:style-name="T8"><text:s text:c="2"/>Prompt 2</text:span></text:p>
      <text:p text:style-name="P14"><text:span text:style-name="T5"><text:s text:c="2"/>Prompt: "Write a React ProfileCard component using only TailwindCSS classes with a gradient header, circular avatar, stats row, and hover effect."</text:span></text:p>
      <text:p text:style-name="P15"><text:span text:style-name="T13"><text:s text:c="2"/>AI Response: Scaffolded the full ProfileCard with well-chosen utility classes. Introduced the -mt-10 (negative margin) technique for avatar overlap.</text:span></text:p>
      <text:p text:style-name="P16"><text:span text:style-name="T14"><text:s text:c="2"/>Evaluation: Excellent — the code worked on the first try and introduced a layout technique I hadn't seen before.</text:span></text:p>
      <text:p text:style-name="P13"><text:span text:style-name="T8"><text:s text:c="2"/>Prompt 3</text:span></text:p>
      <text:p text:style-name="P14"><text:span text:style-name="T5"><text:s text:c="2"/>Prompt: "My Tailwind classes are not applying in my React Vite project. What could be wrong?"</text:span></text:p>
      <text:p text:style-name="P15"><text:span text:style-name="T13"><text:s text:c="2"/>AI Response: Immediately identified the missing content array in tailwind.config.js as the cause.</text:span></text:p>
      <text:p text:style-name="P16"><text:soft-page-break/><text:span text:style-name="T14"><text:s text:c="2"/>Evaluation: Spot-on diagnosis — the most common Tailwind setup mistake, fixed in 30 seconds.</text:span></text:p>
      <text:p text:style-name="P13"><text:span text:style-name="T8"><text:s text:c="2"/>Prompt 4</text:span></text:p>
      <text:p text:style-name="P14"><text:span text:style-name="T5"><text:s text:c="2"/>Prompt: "Explain the difference between Tailwind's p-4, px-4, py-4, pt-4, and pb-4 with a simple mental model."</text:span></text:p>
      <text:p text:style-name="P15"><text:span text:style-name="T13"><text:s text:c="2"/>AI Response: p = all sides, px/py = horizontal/vertical axis, pt/pr/pb/pl = individual sides.</text:span></text:p>
      <text:p text:style-name="P16"><text:span text:style-name="T14"><text:s text:c="2"/>Evaluation: Very clear. This mental model became the framework for reading all Tailwind docs going forward.</text:span></text:p>
      <text:p text:style-name="P10"/>
      <text:h text:style-name="P1" text:outline-level="1"><text:span text:style-name="T2">7. Common Issues &amp; Fixes</text:span></text:h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Standard"><text:span text:style-name="T16">Issue</text:span></text:p>
            </table:table-cell>
            <table:table-cell table:style-name="Table2.A1" office:value-type="string">
              <text:p text:style-name="Standard"><text:span text:style-name="T16">Root Cause</text:span></text:p>
            </table:table-cell>
            <table:table-cell table:style-name="Table2.A1" office:value-type="string">
              <text:p text:style-name="Standard"><text:span text:style-name="T16">Fix</text:span>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<text:span text:style-name="T13">Tailwind classes have no effect</text:span></text:p>
          </table:table-cell>
          <table:table-cell table:style-name="Table2.B2" office:value-type="string">
            <text:p text:style-name="Standard"><text:span text:style-name="T13">content array in tailwind.config.js is empty</text:span></text:p>
          </table:table-cell>
          <table:table-cell table:style-name="Table2.C2" office:value-type="string">
            <text:p text:style-name="Standard"><text:span text:style-name="T13">Add "./src/**/*.{js,ts,jsx,tsx}" to content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13">@tailwind is unknown at-rule in VS Code</text:span></text:p>
          </table:table-cell>
          <table:table-cell table:style-name="Table2.B3" office:value-type="string">
            <text:p text:style-name="Standard"><text:span text:style-name="T13">VS Code CSS validator doesn't know PostCSS</text:span></text:p>
          </table:table-cell>
          <table:table-cell table:style-name="Table2.C3" office:value-type="string">
            <text:p text:style-name="Standard"><text:span text:style-name="T13">Install Tailwind CSS IntelliSense extension</text:span></text:p>
          </table:table-cell>
        </table:table-row>
        <table:table-row table:style-name="Table2.1">
          <table:table-cell table:style-name="Table2.A4" office:value-type="string">
            <text:p text:style-name="Standard"><text:span text:style-name="T13">Cannot find module error on npm run dev</text:span></text:p>
          </table:table-cell>
          <table:table-cell table:style-name="Table2.B4" office:value-type="string">
            <text:p text:style-name="Standard"><text:span text:style-name="T13">Dependencies not installed</text:span></text:p>
          </table:table-cell>
          <table:table-cell table:style-name="Table2.C4" office:value-type="string">
            <text:p text:style-name="Standard"><text:span text:style-name="T13">Run npm install first</text:span></text:p>
          </table:table-cell>
        </table:table-row>
        <table:table-row table:style-name="Table2.1">
          <table:table-cell table:style-name="Table2.A5" office:value-type="string">
            <text:p text:style-name="Standard"><text:span text:style-name="T13">Hover styles not working</text:span></text:p>
          </table:table-cell>
          <table:table-cell table:style-name="Table2.B5" office:value-type="string">
            <text:p text:style-name="Standard"><text:span text:style-name="T13">Outdated v2 config in a v3 project</text:span></text:p>
          </table:table-cell>
          <table:table-cell table:style-name="Table2.C5" office:value-type="string">
            <text:p text:style-name="Standard"><text:span text:style-name="T13">In v3, hover: variants work automatically</text:span></text:p>
          </table:table-cell>
        </table:table-row>
        <table:table-row table:style-name="Table2.1">
          <table:table-cell table:style-name="Table2.A6" office:value-type="string">
            <text:p text:style-name="Standard"><text:span text:style-name="T13">Gradient not rendering</text:span></text:p>
          </table:table-cell>
          <table:table-cell table:style-name="Table2.B6" office:value-type="string">
            <text:p text:style-name="Standard"><text:span text:style-name="T13">Missing from- or to- class</text:span></text:p>
          </table:table-cell>
          <table:table-cell table:style-name="Table2.C6" office:value-type="string">
            <text:p text:style-name="Standard"><text:span text:style-name="T13">Always use: bg-gradient-to-r from-X to-Y</text:span></text:p>
          </table:table-cell>
        </table:table-row>
      </table:table>
      <text:p text:style-name="P10"/>
      <text:h text:style-name="P1" text:outline-level="1"><text:span text:style-name="T2">8. References</text:span></text:h>
      <text:h text:style-name="P3" text:outline-level="3"><text:span text:style-name="T4">Official Documentation</text:span></text:h>
      <text:list xml:id="list1048250275417" text:continue-numbering="true" text:style-name="WWNum2">
        <text:list-item>
          <text:p text:style-name="P4"><text:span text:style-name="T12">TailwindCSS Docs — tailwindcss.com/docs</text:span></text:p>
        </text:list-item>
        <text:list-item>
          <text:p text:style-name="P4"><text:span text:style-name="T12">React Docs — react.dev</text:span></text:p>
        </text:list-item>
        <text:list-item>
          <text:p text:style-name="P4"><text:span text:style-name="T12">Vite Guide — vitejs.dev/guide</text:span></text:p>
        </text:list-item>
        <text:list-item>
          <text:p text:style-name="P4"><text:span text:style-name="T12">Install Tailwind with Vite — tailwindcss.com/docs/guides/vite</text:span></text:p>
        </text:list-item>
      </text:list>
      <text:p text:style-name="P6"/>
      <text:h text:style-name="P3" text:outline-level="3"><text:span text:style-name="T4">Tools &amp; Extensions</text:span></text:h>
      <text:list xml:id="list1047446226004" text:continue-numbering="true" text:style-name="WWNum2">
        <text:list-item>
          <text:p text:style-name="P4"><text:span text:style-name="T12">Tailwind CSS IntelliSense (VS Code Marketplace)</text:span></text:p>
        </text:list-item>
        <text:list-item>
          <text:p text:style-name="P4"><text:span text:style-name="T12">Tailwind Play — play.tailwindcss.com (browser playground)</text:span></text:p>
        </text:list-item>
        <text:list-item>
          <text:p text:style-name="P4"><text:span text:style-name="T12">Tailwind Cheat Sheet — nerdcave.com/tailwind-cheat-sheet</text:span></text:p>
        </text:list-item>
      </text:list>
      <text:p text:style-name="P6"/>
      <text:h text:style-name="P3" text:outline-level="3"><text:soft-page-break/><text:span text:style-name="T4">Video Tutorials</text:span></text:h>
      <text:list xml:id="list1048722933400" text:continue-numbering="true" text:style-name="WWNum2">
        <text:list-item>
          <text:p text:style-name="P4"><text:span text:style-name="T12">Tailwind Labs YouTube channel — official screencasts by the Tailwind team</text:span></text:p>
        </text:list-item>
        <text:list-item>
          <text:p text:style-name="P4"><text:span text:style-name="T12">Fireship 'TailwindCSS in 100 Seconds' — fast conceptual overview</text:span></text:p>
        </text:list-item>
      </text:list>
      <text:p text:style-name="P18"/>
      <text:p text:style-name="P19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Georgia1" svg:font-family="Georgia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Georgia2" svg:font-family="Georgia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default-outline-level="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25in" fo:margin-bottom="0.111in" loext:contextual-spacing="false"/>
      <style:text-properties style:font-name="Georgia1" fo:font-family="Georgia" style:font-family-generic="swiss" style:font-pitch="variable" fo:font-size="18pt" fo:font-weight="bold" style:font-name-asian="Georgia2" style:font-family-asian="Georgia" style:font-family-generic-asian="system" style:font-pitch-asian="variable" style:font-size-asian="18pt" style:font-weight-asian="bold" style:font-name-complex="Georgia2" style:font-family-complex="Georgia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945in" fo:margin-bottom="0.0835in" loext:contextual-spacing="false"/>
      <style:text-properties style:font-name="Georgia1" fo:font-family="Georgia" style:font-family-generic="swiss" style:font-pitch="variable" fo:font-size="14pt" fo:font-weight="bold" style:font-name-asian="Georgia2" style:font-family-asian="Georgia" style:font-family-generic-asian="system" style:font-pitch-asian="variable" style:font-size-asian="14pt" style:font-weight-asian="bold" style:font-name-complex="Georgia2" style:font-family-complex="Georgia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139in" fo:margin-bottom="0.0555in" loext:contextual-spacing="false"/>
      <style:text-properties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default-outline-level="" style:class="text">
      <style:text-properties fo:color="#2e74b5" fo:font-style="italic" style:font-style-asian="italic" style:font-style-complex="italic"/>
    </style:style>
    <style:style style:name="Heading_20_5" style:display-name="Heading 5" style:family="paragraph" style:parent-style-name="Heading" style:default-outline-level="" style:class="text">
      <style:text-properties fo:color="#2e74b5"/>
    </style:style>
    <style:style style:name="Heading_20_6" style:display-name="Heading 6" style:family="paragraph" style:parent-style-name="Heading" style:default-outline-level="" style:class="text">
      <style:text-properties fo:color="#1f4d78"/>
    </style:style>
    <style:style style:name="Strong" style:family="paragraph" style:default-outline-level="">
      <style:text-properties fo:font-weight="bold" style:font-weight-asian="bold" style:font-weight-complex="bold"/>
    </style:style>
    <style:style style:name="List_20_Paragraph" style:display-name="List Paragraph" style:family="paragraph" style:default-outline-level=""/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n-named</meta:initial-creator>
    <meta:editing-cycles>2</meta:editing-cycles>
    <meta:creation-date>2026-03-24T19:50:19.672000000</meta:creation-date>
    <dc:date>2026-03-25T00:10:46.928374024</dc:date>
    <meta:editing-duration>PT35S</meta:editing-duration>
    <meta:document-statistic meta:table-count="2" meta:image-count="0" meta:object-count="0" meta:page-count="6" meta:paragraph-count="140" meta:word-count="989" meta:character-count="7112" meta:non-whitespace-character-count="6012"/>
    <meta:generator>LibreOffice/6.4.7.2$Linux_X86_64 LibreOffice_project/40$Build-2</meta:generator>
  </office:meta>
</office:document-meta>
</file>